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language="en" fo:country="US"/>
    </style:style>
    <style:style style:name="T9" style:parent-style-name="Fuentedepárrafopredeter." style:family="text">
      <style:text-properties fo:language="en" fo:country="US"/>
    </style:style>
    <style:style style:name="T10" style:parent-style-name="Fuentedepárrafopredeter." style:family="text">
      <style:text-properties fo:language="en" fo:country="US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12" style:parent-style-name="Fuentedepárrafopredeter." style:family="text">
      <style:text-properties fo:language="en" fo:country="US"/>
    </style:style>
    <style:style style:name="P13" style:parent-style-name="PreformattedText" style:family="paragraph">
      <style:text-properties fo:language="en" fo:country="US"/>
    </style:style>
    <style:style style:name="P14" style:parent-style-name="PreformattedText" style:family="paragraph">
      <style:text-properties fo:language="en" fo:country="US"/>
    </style:style>
    <style:style style:name="P15" style:parent-style-name="PreformattedText" style:family="paragraph">
      <style:text-properties fo:language="en" fo:country="US"/>
    </style:style>
    <style:style style:name="T16" style:parent-style-name="Fuentedepárrafopredeter." style:family="text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PreformattedText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1)</text:p>
      <text:p text:style-name="PreformattedText"><text:tab/>a) Los procesos ejecutando en un Namespace pueden ser<text:s/>vistos desde todos los demás Namespaces.</text:p>
      <text:p text:style-name="PreformattedText"><text:tab/>b) Cada container ejecuta su propio kernel y contiene su propio file system (solo accesible por él)</text:p>
      <text:p text:style-name="PreformattedText"><text:tab/>c) Desde el sistema operativo base<text:s/>se pueden ver todos los procesos ejecutando en los distintos containers.</text:p>
      <text:p text:style-name="PreformattedText"><text:tab/>d) Al aplicar un límite con cgroups a un container en particular se replica automáticamente en todos los demás containers.</text:p>
      <text:p text:style-name="PreformattedText"><text:tab/>e) Es posible asignarle a cada container su propio nombre<text:s/>y su propia dirección IP.</text:p>
      <text:p text:style-name="PreformattedText"><text:tab/>f) Todas las afirmaciones son correctas.</text:p>
      <text:p text:style-name="PreformattedText"><text:tab/><text:span text:style-name="T2">g) c y e son correctas.</text:span></text:p>
      <text:p text:style-name="PreformattedText"><text:tab/>h)<text:s/>a, c<text:s/>y d son correctas.</text:p>
      <text:p text:style-name="PreformattedText"/>
      <text:p text:style-name="PreformattedText"/>
      <text:p text:style-name="PreformattedText">2) ¿Cuál de las siguientes afirmaciones NO es correcta con respecto al /proc?</text:p>
      <text:p text:style-name="PreformattedText"><text:tab/>a) Provee una<text:s/>interfaz<text:s/>a las estructuras del kernel.</text:p>
      <text:p text:style-name="PreformattedText"><text:tab/><text:span text:style-name="T3">b) Ninguno de los archivos dentro de él pueden ser modificados.</text:span></text:p>
      <text:p text:style-name="PreformattedText"><text:tab/>c) Se los crea en memoria, generalmente muestran un tamaño de 0 bytes.</text:p>
      <text:p text:style-name="PreformattedText"><text:tab/>d) Se puede consultar información de los procesos activos, sobre la memoria, CPU, etc.</text:p>
      <text:p text:style-name="PreformattedText"/>
      <text:p text:style-name="PreformattedText"/>
      <text:p text:style-name="PreformattedText">3) ¿Cuál de las<text:s/>siguientes afirmaciones son correctas acerca de subshell?<text:s/>{pipes}</text:p>
      <text:p text:style-name="PreformattedText"><text:tab/>a) Es el binario de Bash ubicado en /bin/</text:p>
      <text:p text:style-name="PreformattedText"><text:tab/>b) Se crean cuando nuestro intérprete tiene que ejecutar una sentencia de pipes (|).</text:p>
      <text:p text:style-name="PreformattedText"><text:tab/>c) Se crean al ejecutar comandos internos.</text:p>
      <text:p text:style-name="PreformattedText"><text:tab/>d) Es un proceso creado<text:s/>por nuestro intérprete, utilizando la syscall fork.</text:p>
      <text:p text:style-name="PreformattedText"><text:tab/>e) Es un subproceso.</text:p>
      <text:p text:style-name="PreformattedText"><text:tab/>f) Ninguna es correcta.</text:p>
      <text:p text:style-name="PreformattedText"><text:tab/>g) Todas son correctas.</text:p>
      <text:p text:style-name="PreformattedText"><text:tab/>h) b, d y e son correctas.</text:p>
      <text:p text:style-name="PreformattedText"><text:tab/>i) a, b y c son correctas.</text:p>
      <text:p text:style-name="PreformattedText"/>
      <text:p text:style-name="PreformattedText"/>
      <text:p text:style-name="PreformattedText">4) ¿Qué es lo que hace la redirección 2&gt; &amp;1?<text:s/>{pipes}</text:p>
      <text:p text:style-name="PreformattedText"><text:tab/>a) Redirige el error estándar a la salida estándar.</text:p>
      <text:p text:style-name="PreformattedText"><text:tab/>b) Redirige la salida estándar al error estándar</text:p>
      <text:p text:style-name="PreformattedText"><text:tab/>c) Redirige la entrada<text:s/>estándar<text:s/>a la salida estándar.</text:p>
      <text:p text:style-name="PreformattedText"><text:tab/>d) Redirige la salida estándar a la entrada estándar.</text:p>
      <text:p text:style-name="PreformattedText"><text:tab/>e) Ninguna de las anteriores.</text:p>
      <text:p text:style-name="PreformattedText"/>
      <text:p text:style-name="PreformattedText"/>
      <text:p text:style-name="PreformattedText">5) ¿Cuál de las siguientes opciones es<text:s/>correcta acerca de System Calls en GNU/Linux?</text:p>
      <text:p text:style-name="PreformattedText"><text:tab/>a) Son adjuntadas al Kernel en tiempo de compilación.</text:p>
      <text:p text:style-name="PreformattedText"><text:tab/>b) Son adjuntadas al Kernel de manera estática en tiempo de compilación pero se puede optar por cargar dinámicamente en runtime (comando insmod).</text:p>
      <text:p text:style-name="PreformattedText"><text:tab/>c) Son<text:s/>invocadas indefectiblemente a través de la libc si se definen, es decir que sino no tengo cómo referencia a ellas.</text:p>
      <text:p text:style-name="PreformattedText"><text:tab/>d) Existe una syscall wrapper que permite pasarle el identificador de la syscall junto con los parámetros invocarla.</text:p>
      <text:p text:style-name="PreformattedText"><text:tab/>e) Su identificación se encuentra en una estructura del Kernel (tabla/archivo) en base a la arquitectura.</text:p>
      <text:p text:style-name="PreformattedText"><text:tab/>f) Todas son correctas.</text:p>
      <text:p text:style-name="PreformattedText"><text:tab/>g) a y e son correctas.</text:p>
      <text:p text:style-name="PreformattedText"><text:tab/><text:span text:style-name="T4">h) a, d y e son correctas.</text:span></text:p>
      <text:p text:style-name="PreformattedText"><text:tab/>i) Ninguna es correcta.</text:p>
      <text:p text:style-name="PreformattedText"/>
      <text:p text:style-name="PreformattedText"/>
      <text:p text:style-name="PreformattedText">6) ¿Cuál de las siguientes opciones es correcta acerca de los<text:s/>distintos tipos de kernel?</text:p>
      <text:p text:style-name="PreformattedText"><text:tab/>a) Un kernel monolítico es aquel que tiene toda la funcionalidad linkeada en una única imagen.</text:p>
      <text:p text:style-name="PreformattedText"><text:tab/>b) Un kernel monolítico es aquel que NO permite la existencia de un espacio de usuario.</text:p>
      <text:p text:style-name="PreformattedText"><text:tab/>c) Un microkernel es aquel apto para<text:s/>correr solo en dispositivos móviles.</text:p>
      <text:p text:style-name="PreformattedText"><text:tab/>d) Un sistema Operativo implementado con un kernel monolítico fue Minix.</text:p>
      <text:soft-page-break/>
      <text:p text:style-name="PreformattedText"><text:tab/>e) POSIX es un estándar que alienta a la portabilidad de las aplicaciones en sistemas operativos *nix.</text:p>
      <text:p text:style-name="PreformattedText"><text:tab/>f) En un microkernel que se caiga un servicio no significa que todo el sistema se cuelgue.</text:p>
      <text:p text:style-name="PreformattedText"><text:tab/>g) En un kernel monolítico si hay un error en espacio de kernel el sistema queda inutilizable.</text:p>
      <text:p text:style-name="PreformattedText"><text:tab/>h) Todas son correctas.</text:p>
      <text:p text:style-name="PreformattedText"><text:tab/>i) Ninguna es correcta.</text:p>
      <text:p text:style-name="PreformattedText"><text:tab/><text:span text:style-name="T5">j) a, e, f y g son correctas.</text:span></text:p>
      <text:p text:style-name="PreformattedText"><text:tab/>k) a y e son correctas.</text:p>
      <text:p text:style-name="PreformattedText"/>
      <text:p text:style-name="PreformattedText"/>
      <text:p text:style-name="PreformattedText">7) Si se tienen 6 discos de 1TB cada uno en RAID 6, la capacidad total para almacenar datos en el RAID será:</text:p>
      <text:p text:style-name="PreformattedText"><text:tab/><text:span text:style-name="T6">a) 4TB</text:span></text:p>
      <text:p text:style-name="PreformattedText"><text:tab/>b) 6TB</text:p>
      <text:p text:style-name="PreformattedText"><text:tab/>c) 5TB</text:p>
      <text:p text:style-name="PreformattedText"><text:tab/>d) Depende del chunk size.</text:p>
      <text:p text:style-name="PreformattedText"/>
      <text:p text:style-name="PreformattedText"/>
      <text:p text:style-name="PreformattedText">8) ¿Cuál de las siguientes opciones es correcta acerca de la seguridad en Android?<text:s/>{andoroido}</text:p>
      <text:p text:style-name="PreformattedText"><text:tab/>a) Toda aplicación recibe un único userId que no se puede compartir con el resto.</text:p>
      <text:p text:style-name="PreformattedText"><text:tab/>b) Las aplicaciones pueden compartir el userID.</text:p>
      <text:p text:style-name="PreformattedText"><text:tab/>c) El sistema operativo considera como la misma aplicación a las aplicaciones con el mismo userId.</text:p>
      <text:p text:style-name="PreformattedText"><text:tab/>d) Para que dos<text:s/>aplicaciones compartan el userId deben ser firmadas por la misma clave digital.</text:p>
      <text:p text:style-name="PreformattedText"><text:tab/>e) b, c y d son correctas.</text:p>
      <text:p text:style-name="PreformattedText"><text:tab/>f) Ninguna es correcta.</text:p>
      <text:p text:style-name="PreformattedText"/>
      <text:p text:style-name="PreformattedText">9) Un disco hot-spare es un disco qué:</text:p>
      <text:p text:style-name="PreformattedText"><text:tab/>a) Puede ser utilizado como Physical Volume<text:s/>en un LVM.</text:p>
      <text:p text:style-name="PreformattedText"><text:tab/>b) Solo puede ser utilizado en un RAID tipo 0.</text:p>
      <text:p text:style-name="PreformattedText"><text:tab/><text:span text:style-name="T7">c) Se utiliza para reemplazar automáticamente a un disco dañado en un RAID.</text:span></text:p>
      <text:p text:style-name="PreformattedText"><text:tab/>d) Ninguna de las anteriores.</text:p>
      <text:p text:style-name="PreformattedText"/>
      <text:p text:style-name="PreformattedText"/>
      <text:p text:style-name="PreformattedText"/>
      <text:p text:style-name="PreformattedText">10) ¿Cuál de las siguientes opciones es correcta acerca de Android?<text:s/>{andoroido}</text:p>
      <text:p text:style-name="PreformattedText"><text:tab/>a)ART (Android Runtime) es un reemplazo de la capa compelta denominada “Application Framework…?”</text:p>
      <text:p text:style-name="PreformattedText"><text:tab/>b) DVM fue reemplazada por ART por motivos de performance/optimizaciones.</text:p>
      <text:p text:style-name="PreformattedText"><text:tab/>c) Se crea una nueva instancia de la DVM (Dalvik Virtual Machine) por cada aplicación.</text:p>
      <text:p text:style-name="PreformattedText"><text:tab/>d) Los archivos .dex contiene los bytescodes ejecutables por la DVM/ART.</text:p>
      <text:p text:style-name="PreformattedText"><text:tab/>e) Los ejecutables de la DVM son archivos con extensión .jar</text:p>
      <text:p text:style-name="PreformattedText"><text:tab/>f) b, c y d son correctas.</text:p>
      <text:p text:style-name="PreformattedText"><text:tab/>g) Ninguna es correcta.</text:p>
      <text:p text:style-name="PreformattedText"/>
      <text:p text:style-name="PreformattedText"/>
      <text:p text:style-name="PreformattedText">11) ¿Cuál de las siguientes opciones es correcta acerca de las aplicaciones en Android?<text:s/>{andoroido}</text:p>
      <text:p text:style-name="PreformattedText"><text:tab/>a) El APK es el artefacto<text:s/>generado a través del SDK de Android que contiene la aplicación y se publicar e instalar la aplicación en un dispositivo.</text:p>
      <text:p text:style-name="PreformattedText"><text:tab/>b) Todo APK tiene que ser firmado digitalmente.</text:p>
      <text:p text:style-name="PreformattedText"><text:tab/>c) El APK contiene los .dex, el AndroidManifest.xml, entre otros.</text:p>
      <text:p text:style-name="PreformattedText"><text:tab/>d) El componente<text:s/>Zygote del SO es quien se encarga de generar cada instancia</text:p>
      <text:p text:style-name="PreformattedText"><text:tab/>e) Ninguna es correcta.</text:p>
      <text:p text:style-name="PreformattedText"><text:tab/>f) Todas son correctas</text:p>
      <text:p text:style-name="PreformattedText"><text:tab/>g) a,b y d son correctas.</text:p>
      <text:p text:style-name="PreformattedText"/>
      <text:p text:style-name="PreformattedText"/>
      <text:p text:style-name="PreformattedText"/>
      <text:p text:style-name="PreformattedText">12) De los siguientes, ¿cuáles NO son administrados por un file system ext2/3/4?</text:p>
      <text:p text:style-name="PreformattedText"><text:tab/><text:span text:style-name="T8">a) Superblock y Group<text:s/></text:span><text:span text:style-name="T9">Descriptor Table</text:span></text:p>
      <text:p text:style-name="PreformattedText"><text:span text:style-name="T10"><text:tab/></text:span>b) Inode Table.</text:p>
      <text:p text:style-name="PreformattedText"><text:tab/><text:span text:style-name="T11">c) Primer sector de la partición.</text:span></text:p>
      <text:p text:style-name="PreformattedText"><text:tab/><text:span text:style-name="T12">d) Block Groups.</text:span></text:p>
      <text:soft-page-break/>
      <text:p text:style-name="P13"><text:tab/>e) Block Bitmap e Inode Bitmap.</text:p>
      <text:p text:style-name="P14"/>
      <text:p text:style-name="P15"/>
      <text:p text:style-name="PreformattedText">13) Bajo ¿cuál/cuáles<text:s/>de las siguientes opciones puede resultar necesaria una compilación de kernel?</text:p>
      <text:p text:style-name="PreformattedText"><text:tab/>a) Agregar soporte para nuevos usuarios.</text:p>
      <text:p text:style-name="PreformattedText"><text:tab/>b) Agregar soporte para nuevos<text:s/>dispositivos.</text:p>
      <text:p text:style-name="PreformattedText"><text:tab/>c) Corrección de un bug en una funcionalidad embebida en el Kernel.</text:p>
      <text:p text:style-name="PreformattedText"><text:tab/>d) Corrección de un bug en una funcionalidad compilada en un módulo del Kernel.</text:p>
      <text:p text:style-name="PreformattedText"><text:tab/>e) Eliminar del kernel<text:s/>componentes<text:s/>que no<text:s/>necesito.</text:p>
      <text:p text:style-name="PreformattedText"><text:tab/>f) Agregar una nueva interfaz gráfica</text:p>
      <text:p text:style-name="PreformattedText"><text:tab/>g) Agregar una syscall</text:p>
      <text:p text:style-name="PreformattedText"><text:tab/>h) Agregar un driver implementado a través de un módulo.</text:p>
      <text:p text:style-name="PreformattedText"><text:tab/>i) Todas son correctas</text:p>
      <text:p text:style-name="PreformattedText"><text:tab/><text:span text:style-name="T16">j) b, c, e y g son correctas.</text:span></text:p>
      <text:p text:style-name="PreformattedText"><text:tab/>k) b,<text:s/>e y<text:s/>h son correctas.</text:p>
      <text:p text:style-name="PreformattedText"/>
      <text:p text:style-name="PreformattedText">14) Si en un file system se llena la tabla de inodos ¿Qué sucede con el file system?</text:p>
      <text:p text:style-name="PreformattedText"><text:tab/>a) No es posible acceder<text:s/>más<text:s/>al file system.</text:p>
      <text:p text:style-name="PreformattedText"><text:tab/>b) No se puede eliminar ningún archivo.</text:p>
      <text:p text:style-name="PreformattedText"><text:tab/><text:span text:style-name="T17">c) No es posible crear un nuevo archivo.</text:span></text:p>
      <text:p text:style-name="PreformattedText"><text:tab/>d) No es posible modificar el nombre de un archivo.</text:p>
      <text:p text:style-name="PreformattedText"><text:tab/>e) Todas son<text:s/>correctas</text:p>
      <text:p text:style-name="PreformattedText"/>
      <text:p text:style-name="PreformattedText"/>
      <text:p text:style-name="PreformattedText">15) ¿Cuál de las siguientes opciones es correcta acerca del concepto Sandbox en Android?<text:s/>{andoroido}</text:p>
      <text:p text:style-name="PreformattedText"><text:tab/>a) Limita el acceso a archivos entre diferentes aplicaciones, es decir que<text:s/>las<text:s/>aplicaciones no comparten datos.</text:p>
      <text:p text:style-name="PreformattedText"><text:tab/>b) Limita el acceso a archivos entre diferentes<text:s/>aplicaciones. Sin<text:s/>embargo Android provee un mecanismo para compartir información.</text:p>
      <text:p text:style-name="PreformattedText"><text:tab/>c) Toda aplicación debe manifestar el uso de recursos, como el acceso a Internet</text:p>
      <text:p text:style-name="PreformattedText"><text:tab/>d) Ninguna es correctas<text:tab/></text:p>
      <text:p text:style-name="PreformattedText"><text:tab/>e) b y c son correctas</text:p>
      <text:p text:style-name="PreformattedText"><text:tab/>f) Todas son correctas.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ergio Fabbri</dc:creator>
    <meta:creation-date>2022-06-13T03:33:00Z</meta:creation-date>
    <dc:date>2022-06-13T03:54:00Z</dc:date>
    <meta:template xlink:href="Normal.dotm" xlink:type="simple"/>
    <meta:editing-cycles>2</meta:editing-cycles>
    <meta:editing-duration>PT1620S</meta:editing-duration>
    <meta:document-statistic meta:page-count="3" meta:paragraph-count="13" meta:word-count="1056" meta:character-count="6853" meta:row-count="48" meta:non-whitespace-character-count="5810"/>
  </office:meta>
</office:document-meta>
</file>